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Nidhi Mehta</text:span></text:p>
      <text:p text:style-name="P1"><text:span text:style-name="T1">121029</text:span></text:p>
      <text:p text:style-name="P2"><text:span text:style-name="T1">Assignment 1</text:span></text:p>
      <text:p text:style-name="P3"><text:span text:style-name="T1"/></text:p>
      <text:p text:style-name="P3"><text:span text:style-name="T1">1.Output:</text:span></text:p>
      <text:p text:style-name="P3"><text:span text:style-name="T1">Parent sees i = 0 </text:span></text:p>
      <text:p text:style-name="P3"><text:span text:style-name="T1">Child sees i = 0 </text:span></text:p>
      <text:p text:style-name="P3"><text:span text:style-name="T1">Parent sees i = 1 </text:span></text:p>
      <text:p text:style-name="P3"><text:span text:style-name="T1">Child sees i = 1 </text:span></text:p>
      <text:p text:style-name="P3"><text:span text:style-name="T1">Parent sees i = 2 </text:span></text:p>
      <text:p text:style-name="P3"><text:span text:style-name="T1">Child sees i = 2 </text:span></text:p>
      <text:p text:style-name="P3"><text:span text:style-name="T2"/></text:p>
      <text:p text:style-name="P3"><text:span text:style-name="T3">2.Output:</text:span></text:p>
      <text:p text:style-name="P3"><text:span text:style-name="T3">Parent says a: 1 </text:span></text:p>
      <text:p text:style-name="P3"><text:span text:style-name="T3">id: 2 a: 2 b: 1 </text:span></text:p>
      <text:p text:style-name="P3"><text:span text:style-name="T3">id: 1 a: 3 b: 1</text:span></text:p>
      <text:p text:style-name="P3"><text:span text:style-name="T4"/></text:p>
      <text:p text:style-name="P3"><text:span text:style-name="T5">3.</text:span></text:p>
      <text:p text:style-name="P3"><text:span text:style-name="T5">When both kernel level and user level are mapped to each other:</text:span></text:p>
      <text:p text:style-name="P3"><text:span text:style-name="T5">Kernal level consume less resources like memory and kernel objects performance also increases because of less context switching.</text:span></text:p>
      <text:p text:style-name="P3"><text:span text:style-name="T5">User level threading we can take advantage of multiple CPUs or multiple CPU cores. If one task blocks you can create another kernel thread .</text:span></text:p>
      <text:p text:style-name="P3"><text:span text:style-name="T6"/></text:p>
      <text:p text:style-name="P3"><text:span text:style-name="T7">4.</text:span></text:p>
      <text:p text:style-name="P3"><text:span text:style-name="T7">Mapping between kernel and user mode will be possible when m&gt;n and m&gt;&gt;n.</text:span></text:p>
      <text:p text:style-name="P3"><text:span text:style-name="T7">Best choice would be when m&gt;&gt;n 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